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9176" calcext:value-type="float">
            <text:p>66.5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3352" calcext:value-type="float">
            <text:p>66.4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068" calcext:value-type="float">
            <text:p>66.4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1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1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0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452" calcext:value-type="float">
            <text:p>62.8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0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0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0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0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2352" calcext:value-type="float">
            <text:p>62.2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0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0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200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9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9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9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9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9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9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9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9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8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8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8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8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8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8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8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8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7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7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7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7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7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7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7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7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</text:p>
          </table:table-cell>
          <table:table-cell office:value-type="string" calcext:value-type="string">
            <text:p>NHP-PL-022</text:p>
          </table:table-cell>
          <table:table-cell office:value-type="string" calcext:value-type="string">
            <text:p>196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